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6a40" officeooo:paragraph-rsid="001d6a40"/>
    </style:style>
    <style:style style:name="P2" style:family="paragraph" style:parent-style-name="Standard">
      <style:paragraph-properties fo:text-align="start" style:justify-single-word="false"/>
      <style:text-properties officeooo:rsid="001d6a40" officeooo:paragraph-rsid="001d6a40"/>
    </style:style>
    <style:style style:name="P3" style:family="paragraph" style:parent-style-name="Standard">
      <style:paragraph-properties fo:text-align="start" style:justify-single-word="false"/>
      <style:text-properties officeooo:rsid="00249392" officeooo:paragraph-rsid="00249392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24adb3" officeooo:paragraph-rsid="0024adb3"/>
    </style:style>
    <style:style style:name="T1" style:family="text">
      <style:text-properties officeooo:rsid="001dcc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 Homework 01 Report</text:p>
      <text:p text:style-name="P2"><text:tab/>The one of the most difficult problem in this homework is to try to find a solution for testing void print function. Unfortunately, I still didn't find a good solution to work with the void print function; I was forced to use int function to return values in order for gtest to work. </text:p>
      <text:p text:style-name="P2"/>
      <text:p text:style-name="P2"><text:tab/>Another difficult challenge will be checking all the test cases and boundary. <text:span text:style-name="T1">It is very important to separate all the test cases in small specific categories, otherwise it would be a little more complicate to manage. Overall, this is not a difficult homework, but need to stay focus and check for every single detail. I might have missed some other </text:span></text:p>
      <text:p text:style-name="P2"/>
      <text:p text:style-name="P2"><text:s/><text:tab/><text:span text:style-name="T1">Originally I was installing my Google test framework in Windows using Visual Studio. However, the setup for gtest using VS is quite frustrating. So I switched to Ubuntu at the end. </text:span></text:p>
      <text:p text:style-name="P2"/>
      <text:p text:style-name="P3"><text:tab/>For the next date problem, under the assumption that I haven't missed any cases, I test code failed to handle test cases with valid month and year input, but not the day input (e.g. April 31, 2003); this is one of the case which I didn't have enough time to fix the problem. As for everything else, I edited my feature code after testing the test cases:</text:p>
      <text:list xml:id="list2051306076980453690" text:style-name="L2">
        <text:list-item>
          <text:p text:style-name="P4">February with days larger than 28 or 29 for both yearHandle, dayHandle, and monthHandle function.</text:p>
        </text:list-item>
        <text:list-item>
          <text:p text:style-name="P4">Years less than zero.</text:p>
        </text:list-item>
        <text:list-item>
          <text:p text:style-name="P4">Days larger than 30 or 31 for months other than Februa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23:05:47.060166184</meta:creation-date>
    <dc:date>2015-10-29T23:23:29.224191709</dc:date>
    <meta:editing-duration>PT14M17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248" meta:character-count="1375" meta:non-whitespace-character-count="1130"/>
  </office:meta>
</office:document-meta>
</file>